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A7000004A7B02204F10D47B899.png" manifest:media-type="image/png"/>
  <manifest:file-entry manifest:full-path="Pictures/100002010000028000000190287CCB32DBC55563.png" manifest:media-type="image/png"/>
  <manifest:file-entry manifest:full-path="Pictures/10000000000001F4000001F45BED04D3D70BB8C6.jpg" manifest:media-type="image/jpeg"/>
  <manifest:file-entry manifest:full-path="Pictures/100000000000017C0000008566DD491255A92E42.png" manifest:media-type="image/png"/>
  <manifest:file-entry manifest:full-path="Pictures/10000201000000500000000F0FCF08EFD1A577AA.png" manifest:media-type="image/png"/>
  <manifest:file-entry manifest:full-path="Pictures/10001DB2000008450000018D57610DA7857C62DB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rundschrift1" svg:font-family="Grundschrift" style:font-pitch="variable"/>
    <style:font-face style:name="Grundschrift" svg:font-family="Grundschrift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Grundschrift1"/>
    </style:style>
    <style:style style:name="P2" style:family="paragraph" style:parent-style-name="Footer">
      <style:paragraph-properties fo:text-align="start" style:justify-single-word="false"/>
      <style:text-properties style:font-name="Grundschrift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5ee7ec"/>
    </style:style>
    <style:style style:name="P5" style:family="paragraph" style:parent-style-name="Text_20_body">
      <style:text-properties officeooo:paragraph-rsid="006164aa"/>
    </style:style>
    <style:style style:name="P6" style:family="paragraph" style:parent-style-name="Text_20_body">
      <style:text-properties officeooo:rsid="006164aa" officeooo:paragraph-rsid="006164aa"/>
    </style:style>
    <style:style style:name="P7" style:family="paragraph" style:parent-style-name="Text_20_body">
      <style:text-properties officeooo:rsid="00628faf" officeooo:paragraph-rsid="00628faf"/>
    </style:style>
    <style:style style:name="P8" style:family="paragraph" style:parent-style-name="Text_20_body">
      <style:text-properties officeooo:rsid="006a8d3d"/>
    </style:style>
    <style:style style:name="P9" style:family="paragraph" style:parent-style-name="Text_20_body">
      <style:text-properties officeooo:rsid="006d9695" officeooo:paragraph-rsid="006d9695"/>
    </style:style>
    <style:style style:name="P10" style:family="paragraph" style:parent-style-name="Table_20_Contents">
      <style:text-properties officeooo:paragraph-rsid="005d10bb"/>
    </style:style>
    <style:style style:name="P11" style:family="paragraph" style:parent-style-name="Table_20_Contents">
      <style:text-properties officeooo:paragraph-rsid="006164aa"/>
    </style:style>
    <style:style style:name="P12" style:family="paragraph" style:parent-style-name="Text_20_body">
      <style:text-properties officeooo:rsid="006164aa" officeooo:paragraph-rsid="00628faf"/>
    </style:style>
    <style:style style:name="P1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paragraph-rsid="00706116" fo:hyphenate="false" fo:hyphenation-remain-char-count="2" fo:hyphenation-push-char-count="2"/>
    </style:style>
    <style:style style:name="P14" style:family="paragraph" style:parent-style-name="Text_20_body">
      <style:text-properties officeooo:paragraph-rsid="00706116"/>
    </style:style>
    <style:style style:name="P15" style:family="paragraph" style:parent-style-name="Heading_20_1">
      <style:paragraph-properties fo:text-align="center" style:justify-single-word="false"/>
      <style:text-properties officeooo:rsid="00742c69" officeooo:paragraph-rsid="00742c69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6164aa"/>
    </style:style>
    <style:style style:name="P18" style:family="paragraph" style:parent-style-name="Heading_20_1">
      <style:paragraph-properties fo:break-before="page"/>
      <style:text-properties officeooo:paragraph-rsid="00706116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Table_20_Contents">
      <style:text-properties officeooo:paragraph-rsid="00706116"/>
    </style:style>
    <style:style style:name="T1" style:family="text">
      <style:text-properties officeooo:rsid="005d10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74b57"/>
    </style:style>
    <style:style style:name="T4" style:family="text">
      <style:text-properties officeooo:rsid="005bf6e1"/>
    </style:style>
    <style:style style:name="T5" style:family="text">
      <style:text-properties officeooo:rsid="00604abe"/>
    </style:style>
    <style:style style:name="T6" style:family="text">
      <style:text-properties officeooo:rsid="006164aa"/>
    </style:style>
    <style:style style:name="T7" style:family="text">
      <style:text-properties officeooo:rsid="00628faf"/>
    </style:style>
    <style:style style:name="T8" style:family="text">
      <style:text-properties officeooo:rsid="006359d7"/>
    </style:style>
    <style:style style:name="T9" style:family="text">
      <style:text-properties officeooo:rsid="006a8927"/>
    </style:style>
    <style:style style:name="T10" style:family="text">
      <style:text-properties officeooo:rsid="006a8d3d"/>
    </style:style>
    <style:style style:name="T11" style:family="text">
      <style:text-properties officeooo:rsid="006d9695"/>
    </style:style>
    <style:style style:name="T12" style:family="text">
      <style:text-properties officeooo:rsid="00706116"/>
    </style:style>
    <style:style style:name="T13" style:family="text">
      <style:text-properties officeooo:rsid="00732b2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3" text:anchor-type="char" svg:x="9.352cm" svg:y="24.873cm" svg:width="2.323cm" svg:height="0.815cm" draw:z-index="3"><draw:image xlink:href="Pictures/100000000000017C0000008566DD491255A92E42.png" xlink:type="simple" xlink:show="embed" xlink:actuate="onLoad"/></draw:frame><draw:frame draw:style-name="fr3" draw:name="Image1" text:anchor-type="char" svg:x="5.385cm" svg:y="6.697cm" svg:width="10.359cm" svg:height="10.359cm" draw:z-index="0"><draw:image xlink:href="Pictures/10000000000001F4000001F45BED04D3D70BB8C6.jpg" xlink:type="simple" xlink:show="embed" xlink:actuate="onLoad"/></draw:frame></text:p>
      <text:p text:style-name="Title">Lerne programmieren mit</text:p>
      <text:p text:style-name="Text_20_body"/>
      <text:p text:style-name="Text_20_body"/>
      <text:p text:style-name="Text_20_body"/>
      <text:p text:style-name="Text_20_body"><draw:frame draw:style-name="fr4" draw:name="Bild25" text:anchor-type="paragraph" svg:x="-0.155cm" svg:y="-0.196cm" svg:width="12.815cm" svg:height="8.008cm" draw:z-index="1"><draw:image xlink:href="Pictures/100002010000028000000190287CCB32DBC555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h text:style-name="P15" text:outline-level="1">Didaktische Hinweise</text:h>
      <text:p text:style-name="Text_20_body"/>
      <text:p text:style-name="Text_20_body"><draw:frame draw:style-name="fr5" draw:name="Image2" text:anchor-type="char" svg:x="7.006cm" svg:y="0.222cm" svg:width="2.985cm" svg:height="2.985cm" draw:z-index="2"><draw:image xlink:href="Pictures/10000201000004A7000004A7B02204F10D47B89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3">von Basil Stot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rundschrift1" svg:font-family="Grundschrift" style:font-pitch="variable"/>
    <style:font-face style:name="Grundschrift" svg:font-family="Grundschrift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Grundschrift" fo:font-family="Grundschrift" style:font-style-name="Standard" style:font-pitch="variable" fo:font-size="14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Grundschrift" fo:font-family="Grundschrift" style:font-style-name="Standard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Grundschrift1"/>
    </style:style>
    <style:style style:name="MP2" style:family="paragraph" style:parent-style-name="Footer">
      <style:paragraph-properties fo:text-align="start" style:justify-single-word="false"/>
      <style:text-properties style:font-name="Grundschrift1"/>
    </style:style>
    <style:style style:name="MT1" style:family="text">
      <style:text-properties officeooo:rsid="005d10bb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Lerne programmieren mit Thymio</text:p>
      </style:header>
      <style:header-first>
        <text:p text:style-name="Standard"/>
      </style:header-first>
      <style:footer>
        <text:p text:style-name="MP2"><draw:frame draw:style-name="Mfr1" draw:name="Image55" text:anchor-type="char" svg:x="0.026cm" svg:y="0.083cm" svg:width="2.12cm" svg:height="0.4cm" draw:z-index="4"><draw:image xlink:href="Pictures/10001DB2000008450000018D57610DA7857C62DB.svg" xlink:type="simple" xlink:show="embed" xlink:actuate="onLoad"/><draw:image xlink:href="Pictures/10000201000000500000000F0FCF08EFD1A577AA.png" xlink:type="simple" xlink:show="embed" xlink:actuate="onLoad"/></draw:frame> <text:s text:c="16"/><text:a xlink:type="simple" xlink:href="mailto:stotz@amxa.ch" text:style-name="Internet_20_link" text:visited-style-name="Visited_20_Internet_20_Link"><text:span text:style-name="MT1">stotz@amxa.ch</text:span></text:a><text:span text:style-name="MT1"> <text:s text:c="15"/></text:span><text:page-number text:select-page="current">2</text:page-number>/<text:page-count style:num-format="1">1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8-08-02T10:36:34.277477610</dc:date>
    <meta:editing-cycles>104</meta:editing-cycles>
    <meta:editing-duration>P5DT1H26M49S</meta:editing-duration>
    <meta:generator>LibreOffice/5.2.6.2$Linux_x86 LibreOffice_project/a3100ed2409ebf1c212f5048fbe377c281438fdc</meta:generator>
    <meta:document-statistic meta:table-count="0" meta:image-count="5" meta:object-count="0" meta:page-count="1" meta:paragraph-count="5" meta:word-count="14" meta:character-count="137" meta:non-whitespace-character-count="96"/>
  </office:meta>
</office:document-meta>
</file>